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KeV</text:p>
          </table:table-cell>
          <table:table-cell table:number-columns-repeated="4"/>
          <table:table-cell table:style-name="Default" office:value-type="string" calcext:value-type="string">
            <text:p>Semiapmiezz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5 no blur</text:p>
          </table:table-cell>
          <table:table-cell office:value-type="float" office:value="0.00002387" calcext:value-type="float">
            <text:p>2,387E-05</text:p>
          </table:table-cell>
          <table:table-cell table:style-name="ce1" office:value-type="float" office:value="0.00003753" calcext:value-type="float">
            <text:p>3,75E-05</text:p>
          </table:table-cell>
          <table:table-cell table:style-name="ce1" office:value-type="float" office:value="0.002944" calcext:value-type="float">
            <text:p>2,94E-03</text:p>
          </table:table-cell>
          <table:table-cell table:style-name="ce1" office:value-type="float" office:value="0.008366" calcext:value-type="float">
            <text:p>8,37E-03</text:p>
          </table:table-cell>
          <table:table-cell office:value-type="string" calcext:value-type="string">
            <text:p>05 no blur</text:p>
          </table:table-cell>
          <table:table-cell table:formula="of:=[.B3] * 2.35" office:value-type="float" office:value="0.0000560945" calcext:value-type="float">
            <text:p>5,61E-05</text:p>
          </table:table-cell>
          <table:table-cell table:style-name="ce1" table:formula="of:=[.C3] * 2.35" office:value-type="float" office:value="0.0000881955" calcext:value-type="float">
            <text:p>8,82E-05</text:p>
          </table:table-cell>
          <table:table-cell table:style-name="ce1" table:formula="of:=[.D3] * 2.35" office:value-type="float" office:value="0.0069184" calcext:value-type="float">
            <text:p>6,92E-03</text:p>
          </table:table-cell>
          <table:table-cell table:style-name="ce1" table:formula="of:=[.E3] * 2.35" office:value-type="float" office:value="0.0196601" calcext:value-type="float">
            <text:p>1,97E-02</text:p>
          </table:table-cell>
        </table:table-row>
        <table:table-row table:style-name="ro1">
          <table:table-cell office:value-type="string" calcext:value-type="string">
            <text:p>05 blur</text:p>
          </table:table-cell>
          <table:table-cell table:style-name="ce1" office:value-type="float" office:value="0.01598" calcext:value-type="float">
            <text:p>1,60E-02</text:p>
          </table:table-cell>
          <table:table-cell table:style-name="ce1" office:value-type="float" office:value="0.01057" calcext:value-type="float">
            <text:p>1,06E-02</text:p>
          </table:table-cell>
          <table:table-cell table:style-name="ce1" office:value-type="float" office:value="0.01363" calcext:value-type="float">
            <text:p>1,36E-02</text:p>
          </table:table-cell>
          <table:table-cell table:style-name="ce1" office:value-type="float" office:value="0.0125" calcext:value-type="float">
            <text:p>1,25E-02</text:p>
          </table:table-cell>
          <table:table-cell office:value-type="string" calcext:value-type="string">
            <text:p>05 blur</text:p>
          </table:table-cell>
          <table:table-cell table:formula="of:=[.B4] * 2.35" office:value-type="float" office:value="0.037553" calcext:value-type="float">
            <text:p>3,76E-02</text:p>
          </table:table-cell>
          <table:table-cell table:style-name="ce1" table:formula="of:=[.C4] * 2.35" office:value-type="float" office:value="0.0248395" calcext:value-type="float">
            <text:p>2,48E-02</text:p>
          </table:table-cell>
          <table:table-cell table:style-name="ce1" table:formula="of:=[.D4] * 2.35" office:value-type="float" office:value="0.0320305" calcext:value-type="float">
            <text:p>3,20E-02</text:p>
          </table:table-cell>
          <table:table-cell table:style-name="ce1" table:formula="of:=[.E4] * 2.35" office:value-type="float" office:value="0.029375" calcext:value-type="float">
            <text:p>2,94E-02</text:p>
          </table:table-cell>
        </table:table-row>
        <table:table-row table:style-name="ro1">
          <table:table-cell office:value-type="string" calcext:value-type="string">
            <text:p>1 no blur</text:p>
          </table:table-cell>
          <table:table-cell table:style-name="ce1" office:value-type="float" office:value="0.00002899" calcext:value-type="float">
            <text:p>2,90E-05</text:p>
          </table:table-cell>
          <table:table-cell table:style-name="ce1" office:value-type="float" office:value="0.001701" calcext:value-type="float">
            <text:p>1,70E-03</text:p>
          </table:table-cell>
          <table:table-cell table:style-name="ce1" office:value-type="float" office:value="0.003063" calcext:value-type="float">
            <text:p>3,06E-03</text:p>
          </table:table-cell>
          <table:table-cell table:style-name="ce1" office:value-type="float" office:value="0.009024" calcext:value-type="float">
            <text:p>9,02E-03</text:p>
          </table:table-cell>
          <table:table-cell office:value-type="string" calcext:value-type="string">
            <text:p>1 no blur</text:p>
          </table:table-cell>
          <table:table-cell table:formula="of:=[.B5] * 2.35" office:value-type="float" office:value="0.0000681265" calcext:value-type="float">
            <text:p>6,81E-05</text:p>
          </table:table-cell>
          <table:table-cell table:style-name="ce1" table:formula="of:=[.C5] * 2.35" office:value-type="float" office:value="0.00399735" calcext:value-type="float">
            <text:p>4,00E-03</text:p>
          </table:table-cell>
          <table:table-cell table:style-name="ce1" table:formula="of:=[.D5] * 2.35" office:value-type="float" office:value="0.00719805" calcext:value-type="float">
            <text:p>7,20E-03</text:p>
          </table:table-cell>
          <table:table-cell table:style-name="ce1" table:formula="of:=[.E5] * 2.35" office:value-type="float" office:value="0.0212064" calcext:value-type="float">
            <text:p>2,12E-02</text:p>
          </table:table-cell>
        </table:table-row>
        <table:table-row table:style-name="ro1">
          <table:table-cell office:value-type="string" calcext:value-type="string">
            <text:p>1 blur</text:p>
          </table:table-cell>
          <table:table-cell table:style-name="ce1" office:value-type="float" office:value="0.03264" calcext:value-type="float">
            <text:p>3,26E-02</text:p>
          </table:table-cell>
          <table:table-cell table:style-name="ce1" office:value-type="float" office:value="0.02408" calcext:value-type="float">
            <text:p>2,41E-02</text:p>
          </table:table-cell>
          <table:table-cell table:style-name="ce1" office:value-type="float" office:value="0.02742" calcext:value-type="float">
            <text:p>2,74E-02</text:p>
          </table:table-cell>
          <table:table-cell table:style-name="ce1" office:value-type="float" office:value="0.02765" calcext:value-type="float">
            <text:p>2,77E-02</text:p>
          </table:table-cell>
          <table:table-cell office:value-type="string" calcext:value-type="string">
            <text:p>1 blur</text:p>
          </table:table-cell>
          <table:table-cell table:formula="of:=[.B6] * 2.35" office:value-type="float" office:value="0.076704" calcext:value-type="float">
            <text:p>7,67E-02</text:p>
          </table:table-cell>
          <table:table-cell table:style-name="ce1" table:formula="of:=[.C6] * 2.35" office:value-type="float" office:value="0.056588" calcext:value-type="float">
            <text:p>5,66E-02</text:p>
          </table:table-cell>
          <table:table-cell table:style-name="ce1" table:formula="of:=[.D6] * 2.35" office:value-type="float" office:value="0.064437" calcext:value-type="float">
            <text:p>6,44E-02</text:p>
          </table:table-cell>
          <table:table-cell table:style-name="ce1" table:formula="of:=[.E6] * 2.35" office:value-type="float" office:value="0.0649775" calcext:value-type="float">
            <text:p>6,50E-02</text:p>
          </table:table-cell>
        </table:table-row>
        <table:table-row table:style-name="ro1">
          <table:table-cell office:value-type="string" calcext:value-type="string">
            <text:p>2 no blur</text:p>
          </table:table-cell>
          <table:table-cell table:style-name="ce1" office:value-type="float" office:value="0.0000567" calcext:value-type="float">
            <text:p>5,67E-05</text:p>
          </table:table-cell>
          <table:table-cell table:style-name="ce1" office:value-type="float" office:value="0.001714" calcext:value-type="float">
            <text:p>1,71E-03</text:p>
          </table:table-cell>
          <table:table-cell table:style-name="ce1" office:value-type="float" office:value="0.003113" calcext:value-type="float">
            <text:p>3,11E-03</text:p>
          </table:table-cell>
          <table:table-cell table:style-name="ce1" office:value-type="float" office:value="0.009684" calcext:value-type="float">
            <text:p>9,68E-03</text:p>
          </table:table-cell>
          <table:table-cell office:value-type="string" calcext:value-type="string">
            <text:p>2 no blur</text:p>
          </table:table-cell>
          <table:table-cell table:formula="of:=[.B7] * 2.35" office:value-type="float" office:value="0.000133245" calcext:value-type="float">
            <text:p>1,33E-04</text:p>
          </table:table-cell>
          <table:table-cell table:style-name="ce1" table:formula="of:=[.C7] * 2.35" office:value-type="float" office:value="0.0040279" calcext:value-type="float">
            <text:p>4,03E-03</text:p>
          </table:table-cell>
          <table:table-cell table:style-name="ce1" table:formula="of:=[.D7] * 2.35" office:value-type="float" office:value="0.00731555" calcext:value-type="float">
            <text:p>7,32E-03</text:p>
          </table:table-cell>
          <table:table-cell table:style-name="ce1" table:formula="of:=[.E7] * 2.35" office:value-type="float" office:value="0.0227574" calcext:value-type="float">
            <text:p>2,28E-02</text:p>
          </table:table-cell>
        </table:table-row>
        <table:table-row table:style-name="ro1">
          <table:table-cell office:value-type="string" calcext:value-type="string">
            <text:p>2 blur</text:p>
          </table:table-cell>
          <table:table-cell table:style-name="ce1" office:value-type="float" office:value="0.06589" calcext:value-type="float">
            <text:p>6,59E-02</text:p>
          </table:table-cell>
          <table:table-cell table:style-name="ce1" office:value-type="float" office:value="0.05509" calcext:value-type="float">
            <text:p>5,51E-02</text:p>
          </table:table-cell>
          <table:table-cell table:style-name="ce1" office:value-type="float" office:value="0.05813" calcext:value-type="float">
            <text:p>5,81E-02</text:p>
          </table:table-cell>
          <table:table-cell table:style-name="ce1" office:value-type="float" office:value="0.03852" calcext:value-type="float">
            <text:p>3,85E-02</text:p>
          </table:table-cell>
          <table:table-cell office:value-type="string" calcext:value-type="string">
            <text:p>2 blur</text:p>
          </table:table-cell>
          <table:table-cell table:formula="of:=[.B8] * 2.35" office:value-type="float" office:value="0.1548415" calcext:value-type="float">
            <text:p>1,55E-01</text:p>
          </table:table-cell>
          <table:table-cell table:style-name="ce1" table:formula="of:=[.C8] * 2.35" office:value-type="float" office:value="0.1294615" calcext:value-type="float">
            <text:p>1,29E-01</text:p>
          </table:table-cell>
          <table:table-cell table:style-name="ce1" table:formula="of:=[.D8] * 2.35" office:value-type="float" office:value="0.1366055" calcext:value-type="float">
            <text:p>1,37E-01</text:p>
          </table:table-cell>
          <table:table-cell table:style-name="ce1" table:formula="of:=[.E8] * 2.35" office:value-type="float" office:value="0.090522" calcext:value-type="float">
            <text:p>9,05E-02</text:p>
          </table:table-cell>
        </table:table-row>
        <table:table-row table:style-name="ro1">
          <table:table-cell office:value-type="string" calcext:value-type="string">
            <text:p>5 no blur</text:p>
          </table:table-cell>
          <table:table-cell table:style-name="ce1" office:value-type="float" office:value="0.00005685" calcext:value-type="float">
            <text:p>5,69E-05</text:p>
          </table:table-cell>
          <table:table-cell table:style-name="ce1" office:value-type="float" office:value="0.0006754" calcext:value-type="float">
            <text:p>6,75E-04</text:p>
          </table:table-cell>
          <table:table-cell table:style-name="ce1" office:value-type="float" office:value="0.003125" calcext:value-type="float">
            <text:p>3,13E-03</text:p>
          </table:table-cell>
          <table:table-cell table:style-name="ce1" office:value-type="float" office:value="0.02471" calcext:value-type="float">
            <text:p>2,47E-02</text:p>
          </table:table-cell>
          <table:table-cell office:value-type="string" calcext:value-type="string">
            <text:p>5 no blur</text:p>
          </table:table-cell>
          <table:table-cell table:formula="of:=[.B9] * 2.35" office:value-type="float" office:value="0.0001335975" calcext:value-type="float">
            <text:p>1,34E-04</text:p>
          </table:table-cell>
          <table:table-cell table:style-name="ce1" table:formula="of:=[.C9] * 2.35" office:value-type="float" office:value="0.00158719" calcext:value-type="float">
            <text:p>1,59E-03</text:p>
          </table:table-cell>
          <table:table-cell table:style-name="ce1" table:formula="of:=[.D9] * 2.35" office:value-type="float" office:value="0.00734375" calcext:value-type="float">
            <text:p>7,34E-03</text:p>
          </table:table-cell>
          <table:table-cell table:style-name="ce1" table:formula="of:=[.E9] * 2.35" office:value-type="float" office:value="0.0580685" calcext:value-type="float">
            <text:p>5,81E-02</text:p>
          </table:table-cell>
        </table:table-row>
        <table:table-row table:style-name="ro1">
          <table:table-cell office:value-type="string" calcext:value-type="string">
            <text:p>5 blur</text:p>
          </table:table-cell>
          <table:table-cell office:value-type="float" office:value="0.1658" calcext:value-type="float">
            <text:p>0,1658</text:p>
          </table:table-cell>
          <table:table-cell office:value-type="float" office:value="0.1539" calcext:value-type="float">
            <text:p>0,1539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1066" calcext:value-type="float">
            <text:p>0,1066</text:p>
          </table:table-cell>
          <table:table-cell office:value-type="string" calcext:value-type="string">
            <text:p>5 blur</text:p>
          </table:table-cell>
          <table:table-cell table:formula="of:=[.B10] * 2.35" office:value-type="float" office:value="0.38963" calcext:value-type="float">
            <text:p>3,90E-01</text:p>
          </table:table-cell>
          <table:table-cell table:style-name="ce1" table:formula="of:=[.C10] * 2.35" office:value-type="float" office:value="0.361665" calcext:value-type="float">
            <text:p>3,62E-01</text:p>
          </table:table-cell>
          <table:table-cell table:style-name="ce1" table:formula="of:=[.D10] * 2.35" office:value-type="float" office:value="0.367775" calcext:value-type="float">
            <text:p>3,68E-01</text:p>
          </table:table-cell>
          <table:table-cell table:style-name="ce1" table:formula="of:=[.E10] * 2.35" office:value-type="float" office:value="0.25051" calcext:value-type="float">
            <text:p>2,51E-01</text:p>
          </table:table-cell>
        </table:table-row>
        <table:table-row table:style-name="ro1">
          <table:table-cell office:value-type="string" calcext:value-type="string">
            <text:p>10 no blur</text:p>
          </table:table-cell>
          <table:table-cell table:style-name="ce1" office:value-type="float" office:value="0.00005685" calcext:value-type="float">
            <text:p>5,69E-05</text:p>
          </table:table-cell>
          <table:table-cell table:style-name="ce1" office:value-type="float" office:value="0.003495" calcext:value-type="float">
            <text:p>3,50E-03</text:p>
          </table:table-cell>
          <table:table-cell table:style-name="ce1" office:value-type="float" office:value="0.003159" calcext:value-type="float">
            <text:p>3,16E-03</text:p>
          </table:table-cell>
          <table:table-cell table:style-name="ce1" office:value-type="float" office:value="0.02579" calcext:value-type="float">
            <text:p>2,58E-02</text:p>
          </table:table-cell>
          <table:table-cell office:value-type="string" calcext:value-type="string">
            <text:p>10 no blur</text:p>
          </table:table-cell>
          <table:table-cell table:formula="of:=[.B11] * 2.35" office:value-type="float" office:value="0.0001335975" calcext:value-type="float">
            <text:p>1,34E-04</text:p>
          </table:table-cell>
          <table:table-cell table:style-name="ce1" table:formula="of:=[.C11] * 2.35" office:value-type="float" office:value="0.00821325" calcext:value-type="float">
            <text:p>8,21E-03</text:p>
          </table:table-cell>
          <table:table-cell table:style-name="ce1" table:formula="of:=[.D11] * 2.35" office:value-type="float" office:value="0.00742365" calcext:value-type="float">
            <text:p>7,42E-03</text:p>
          </table:table-cell>
          <table:table-cell table:style-name="ce1" table:formula="of:=[.E11] * 2.35" office:value-type="float" office:value="0.0606065" calcext:value-type="float">
            <text:p>6,06E-02</text:p>
          </table:table-cell>
        </table:table-row>
        <table:table-row table:style-name="ro1">
          <table:table-cell office:value-type="string" calcext:value-type="string">
            <text:p>10 blur</text:p>
          </table:table-cell>
          <table:table-cell office:value-type="float" office:value="0.3323" calcext:value-type="float">
            <text:p>0,3323</text:p>
          </table:table-cell>
          <table:table-cell office:value-type="float" office:value="0.3201" calcext:value-type="float">
            <text:p>0,3201</text:p>
          </table:table-cell>
          <table:table-cell office:value-type="float" office:value="0.3224" calcext:value-type="float">
            <text:p>0,3224</text:p>
          </table:table-cell>
          <table:table-cell office:value-type="float" office:value="0.2384" calcext:value-type="float">
            <text:p>0,2384</text:p>
          </table:table-cell>
          <table:table-cell office:value-type="string" calcext:value-type="string">
            <text:p>10 blur</text:p>
          </table:table-cell>
          <table:table-cell table:formula="of:=[.B12] * 2.35" office:value-type="float" office:value="0.780905" calcext:value-type="float">
            <text:p>7,81E-01</text:p>
          </table:table-cell>
          <table:table-cell table:style-name="ce1" table:formula="of:=[.C12] * 2.35" office:value-type="float" office:value="0.752235" calcext:value-type="float">
            <text:p>7,52E-01</text:p>
          </table:table-cell>
          <table:table-cell table:style-name="ce1" table:formula="of:=[.D12] * 2.35" office:value-type="float" office:value="0.75764" calcext:value-type="float">
            <text:p>7,58E-01</text:p>
          </table:table-cell>
          <table:table-cell table:style-name="ce1" table:formula="of:=[.E12] * 2.35" office:value-type="float" office:value="0.56024" calcext:value-type="float">
            <text:p>5,60E-0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trasto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([.B17]-[.D17])/[.B17]" office:value-type="float" office:value="0.290322580645161" calcext:value-type="float">
            <text:p>0,290322580645161</text:p>
          </table:table-cell>
          <table:table-cell table:style-name="Default" table:formula="of:=SQRT( (1/[.B17] * [.E17])^2 + ((1/[.B17] - ([.B17]-[.D17])/([.B17]^2))*[.E17])^2 )" office:value-type="float" office:value="0.118667499326212" calcext:value-type="float">
            <text:p>0,1186674993262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([.B18]-[.D18])/[.B18]" office:value-type="float" office:value="0.384615384615385" calcext:value-type="float">
            <text:p>0,384615384615385</text:p>
          </table:table-cell>
          <table:table-cell table:style-name="Default" table:formula="of:=SQRT( (1/[.B18] * [.E18])^2 + ((1/[.B18] - ([.B18]-[.D18])/([.B18]^2))*[.E18])^2 )" office:value-type="float" office:value="0.0903215238016198" calcext:value-type="float">
            <text:p>0,090321523801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([.B19]-[.D19])/[.B19]" office:value-type="float" office:value="0.5" calcext:value-type="float">
            <text:p>0,5</text:p>
          </table:table-cell>
          <table:table-cell table:style-name="Default" table:formula="of:=SQRT( (1/[.B19] * [.E19])^2 + ((1/[.B19] - ([.B19]-[.D19])/([.B19]^2))*[.E19])^2 )" office:value-type="float" office:value="0.0798595706249925" calcext:value-type="float">
            <text:p>0,0798595706249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B20]-[.D20])/[.B20]" office:value-type="float" office:value="0.6" calcext:value-type="float">
            <text:p>0,6</text:p>
          </table:table-cell>
          <table:table-cell table:style-name="Default" table:formula="of:=SQRT( (1/[.B20] * [.E20])^2 + ((1/[.B20] - ([.B20]-[.D20])/([.B20]^2))*[.E20])^2 )" office:value-type="float" office:value="0.0718021974284601" calcext:value-type="float">
            <text:p>0,071802197428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5:49:27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14T18:10:44.271000000</dc:date>
    <meta:editing-duration>PT6M36S</meta:editing-duration>
    <meta:editing-cycles>2</meta:editing-cycles>
    <meta:document-statistic meta:table-count="1" meta:cell-count="139" meta:object-count="0"/>
  </office:meta>
</office:document-meta>
</file>